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85206223" calcext:value-type="float">
            <text:p>45,85206223</text:p>
          </table:table-cell>
          <table:table-cell office:value-type="float" office:value="2.034515319E-028" calcext:value-type="float">
            <text:p>2,03E-028</text:p>
          </table:table-cell>
          <table:table-cell office:value-type="float" office:value="4.092817307" calcext:value-type="float">
            <text:p>4,092817307</text:p>
          </table:table-cell>
          <table:table-cell table:style-name="ce2" table:formula="of:=([.E3]-[.E2])/[.E2]" office:value-type="float" office:value="0.00115497346121909" calcext:value-type="float">
            <text:p>0,00115497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0" calcext:value-type="float">
            <text:p>68220</text:p>
          </table:table-cell>
          <table:table-cell office:value-type="float" office:value="51.14263535" calcext:value-type="float">
            <text:p>51,14263535</text:p>
          </table:table-cell>
          <table:table-cell office:value-type="float" office:value="8.833873938E-022" calcext:value-type="float">
            <text:p>8,83E-022</text:p>
          </table:table-cell>
          <table:table-cell office:value-type="float" office:value="2.890408993" calcext:value-type="float">
            <text:p>2,89040899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0" calcext:value-type="float">
            <text:p>68220</text:p>
          </table:table-cell>
          <table:table-cell office:value-type="float" office:value="51.15661621" calcext:value-type="float">
            <text:p>51,15661621</text:p>
          </table:table-cell>
          <table:table-cell office:value-type="float" office:value="2.469876168E-020" calcext:value-type="float">
            <text:p>2,47E-020</text:p>
          </table:table-cell>
          <table:table-cell office:value-type="float" office:value="2.895118713" calcext:value-type="float">
            <text:p>2,895118713</text:p>
          </table:table-cell>
          <table:table-cell table:formula="of:=([.E5]-[.E4])/[.E4]" office:value-type="float" office:value="0.00162943030256469" calcext:value-type="float">
            <text:p>0,00162943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5" calcext:value-type="float">
            <text:p>68565</text:p>
          </table:table-cell>
          <table:table-cell office:value-type="float" office:value="52.01393127" calcext:value-type="float">
            <text:p>52,01393127</text:p>
          </table:table-cell>
          <table:table-cell office:value-type="float" office:value="2.59842494E-017" calcext:value-type="float">
            <text:p>2,60E-017</text:p>
          </table:table-cell>
          <table:table-cell office:value-type="float" office:value="2.34523797" calcext:value-type="float">
            <text:p>2,3452379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5" calcext:value-type="float">
            <text:p>68565</text:p>
          </table:table-cell>
          <table:table-cell office:value-type="float" office:value="51.72141266" calcext:value-type="float">
            <text:p>51,72141266</text:p>
          </table:table-cell>
          <table:table-cell office:value-type="float" office:value="3.007661133E-017" calcext:value-type="float">
            <text:p>3,01E-017</text:p>
          </table:table-cell>
          <table:table-cell office:value-type="float" office:value="2.347262621" calcext:value-type="float">
            <text:p>2,347262621</text:p>
          </table:table-cell>
          <table:table-cell table:style-name="ce3" table:formula="of:=([.E7]-[.E6])/[.E6]" office:value-type="float" office:value="0.000863303010568328" calcext:value-type="float">
            <text:p>0,0008633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30" calcext:value-type="float">
            <text:p>68930</text:p>
          </table:table-cell>
          <table:table-cell office:value-type="float" office:value="51.96848297" calcext:value-type="float">
            <text:p>51,96848297</text:p>
          </table:table-cell>
          <table:table-cell office:value-type="float" office:value="9.478506203E-016" calcext:value-type="float">
            <text:p>9,48E-016</text:p>
          </table:table-cell>
          <table:table-cell office:value-type="float" office:value="2.012176514" calcext:value-type="float">
            <text:p>2,0121765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30" calcext:value-type="float">
            <text:p>68930</text:p>
          </table:table-cell>
          <table:table-cell office:value-type="float" office:value="51.88264084" calcext:value-type="float">
            <text:p>51,88264084</text:p>
          </table:table-cell>
          <table:table-cell office:value-type="float" office:value="3.260092436E-016" calcext:value-type="float">
            <text:p>3,26E-016</text:p>
          </table:table-cell>
          <table:table-cell office:value-type="float" office:value="2.012588739" calcext:value-type="float">
            <text:p>2,012588739</text:p>
          </table:table-cell>
          <table:table-cell table:style-name="ce3" table:formula="of:=([.E9]-[.E8])/[.E8]" office:value-type="float" office:value="0.000204865227842442" calcext:value-type="float">
            <text:p>0,00020486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064" calcext:value-type="float">
            <text:p>69064</text:p>
          </table:table-cell>
          <table:table-cell office:value-type="float" office:value="51.98979187" calcext:value-type="float">
            <text:p>51,98979187</text:p>
          </table:table-cell>
          <table:table-cell office:value-type="float" office:value="0.00000000000005218755319" calcext:value-type="float">
            <text:p>5,22E-014</text:p>
          </table:table-cell>
          <table:table-cell office:value-type="float" office:value="1.776637077" calcext:value-type="float">
            <text:p>1,77663707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064" calcext:value-type="float">
            <text:p>69064</text:p>
          </table:table-cell>
          <table:table-cell office:value-type="float" office:value="51.95594406" calcext:value-type="float">
            <text:p>51,95594406</text:p>
          </table:table-cell>
          <table:table-cell office:value-type="float" office:value="0.0000000000001028865239" calcext:value-type="float">
            <text:p>1,03E-013</text:p>
          </table:table-cell>
          <table:table-cell office:value-type="float" office:value="1.777140021" calcext:value-type="float">
            <text:p>1,777140021</text:p>
          </table:table-cell>
          <table:table-cell table:style-name="ce3" table:formula="of:=([.E11]-[.E10])/[.E10]" office:value-type="float" office:value="0.000283087641539719" calcext:value-type="float">
            <text:p>0,000283087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59" calcext:value-type="float">
            <text:p>69259</text:p>
          </table:table-cell>
          <table:table-cell office:value-type="float" office:value="52.00838089" calcext:value-type="float">
            <text:p>52,00838089</text:p>
          </table:table-cell>
          <table:table-cell office:value-type="float" office:value="0.000000000001110079693" calcext:value-type="float">
            <text:p>1,11E-012</text:p>
          </table:table-cell>
          <table:table-cell office:value-type="float" office:value="1.60119772" calcext:value-type="float">
            <text:p>1,6011977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59" calcext:value-type="float">
            <text:p>69259</text:p>
          </table:table-cell>
          <table:table-cell office:value-type="float" office:value="52.01370239" calcext:value-type="float">
            <text:p>52,01370239</text:p>
          </table:table-cell>
          <table:table-cell office:value-type="float" office:value="0.000000000001231274848" calcext:value-type="float">
            <text:p>1,23E-012</text:p>
          </table:table-cell>
          <table:table-cell office:value-type="float" office:value="1.601353526" calcext:value-type="float">
            <text:p>1,601353526</text:p>
          </table:table-cell>
          <table:table-cell table:formula="of:=([.E13]-[.E12])/[.E12]" office:value-type="float" office:value="0.0000973059092289868" calcext:value-type="float">
            <text:p>9,7305909228986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32" calcext:value-type="float">
            <text:p>69332</text:p>
          </table:table-cell>
          <table:table-cell office:value-type="float" office:value="52.04597855" calcext:value-type="float">
            <text:p>52,04597855</text:p>
          </table:table-cell>
          <table:table-cell office:value-type="float" office:value="0.00000000001169731412" calcext:value-type="float">
            <text:p>1,17E-011</text:p>
          </table:table-cell>
          <table:table-cell office:value-type="float" office:value="1.461372495" calcext:value-type="float">
            <text:p>1,46137249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32" calcext:value-type="float">
            <text:p>69332</text:p>
          </table:table-cell>
          <table:table-cell office:value-type="float" office:value="52.05146408" calcext:value-type="float">
            <text:p>52,05146408</text:p>
          </table:table-cell>
          <table:table-cell office:value-type="float" office:value="0.00000000001166663467" calcext:value-type="float">
            <text:p>1,17E-011</text:p>
          </table:table-cell>
          <table:table-cell office:value-type="float" office:value="1.46145308" calcext:value-type="float">
            <text:p>1,46145308</text:p>
          </table:table-cell>
          <table:table-cell table:formula="of:=([.E15]-[.E14])/[.E14]" office:value-type="float" office:value="0.0000551433671263105" calcext:value-type="float">
            <text:p>5,51433671263105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03" calcext:value-type="float">
            <text:p>69403</text:p>
          </table:table-cell>
          <table:table-cell office:value-type="float" office:value="52.07249451" calcext:value-type="float">
            <text:p>52,07249451</text:p>
          </table:table-cell>
          <table:table-cell office:value-type="float" office:value="0.00000000008922350359" calcext:value-type="float">
            <text:p>8,92E-011</text:p>
          </table:table-cell>
          <table:table-cell office:value-type="float" office:value="1.346904397" calcext:value-type="float">
            <text:p>1,34690439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03" calcext:value-type="float">
            <text:p>69403</text:p>
          </table:table-cell>
          <table:table-cell office:value-type="float" office:value="52.1373024" calcext:value-type="float">
            <text:p>52,1373024</text:p>
          </table:table-cell>
          <table:table-cell office:value-type="float" office:value="0.000000000174443418" calcext:value-type="float">
            <text:p>1,74E-010</text:p>
          </table:table-cell>
          <table:table-cell office:value-type="float" office:value="1.347409844" calcext:value-type="float">
            <text:p>1,347409844</text:p>
          </table:table-cell>
          <table:table-cell table:formula="of:=([.E17]-[.E16])/[.E16]" office:value-type="float" office:value="0.000375265684131463" calcext:value-type="float">
            <text:p>0,00037526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638" calcext:value-type="float">
            <text:p>69638</text:p>
          </table:table-cell>
          <table:table-cell office:value-type="float" office:value="52.1039505" calcext:value-type="float">
            <text:p>52,1039505</text:p>
          </table:table-cell>
          <table:table-cell office:value-type="float" office:value="0.0000000007818670711" calcext:value-type="float">
            <text:p>7,82E-010</text:p>
          </table:table-cell>
          <table:table-cell office:value-type="float" office:value="1.250478387" calcext:value-type="float">
            <text:p>1,25047838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638" calcext:value-type="float">
            <text:p>69638</text:p>
          </table:table-cell>
          <table:table-cell office:value-type="float" office:value="52.13018417" calcext:value-type="float">
            <text:p>52,13018417</text:p>
          </table:table-cell>
          <table:table-cell office:value-type="float" office:value="0.000000003236988677" calcext:value-type="float">
            <text:p>3,24E-009</text:p>
          </table:table-cell>
          <table:table-cell office:value-type="float" office:value="1.250829339" calcext:value-type="float">
            <text:p>1,250829339</text:p>
          </table:table-cell>
          <table:table-cell table:style-name="ce3" table:formula="of:=([.E19]-[.E18])/[.E18]" office:value-type="float" office:value="0.000280654190946857" calcext:value-type="float">
            <text:p>0,00028065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783" calcext:value-type="float">
            <text:p>69783</text:p>
          </table:table-cell>
          <table:table-cell office:value-type="float" office:value="52.13721848" calcext:value-type="float">
            <text:p>52,13721848</text:p>
          </table:table-cell>
          <table:table-cell office:value-type="float" office:value="0.000000002681015188" calcext:value-type="float">
            <text:p>2,68E-009</text:p>
          </table:table-cell>
          <table:table-cell office:value-type="float" office:value="1.16730535" calcext:value-type="float">
            <text:p>1,1673053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783" calcext:value-type="float">
            <text:p>69783</text:p>
          </table:table-cell>
          <table:table-cell office:value-type="float" office:value="52.25747681" calcext:value-type="float">
            <text:p>52,25747681</text:p>
          </table:table-cell>
          <table:table-cell office:value-type="float" office:value="0.000000001247456249" calcext:value-type="float">
            <text:p>1,25E-009</text:p>
          </table:table-cell>
          <table:table-cell office:value-type="float" office:value="1.167795062" calcext:value-type="float">
            <text:p>1,167795062</text:p>
          </table:table-cell>
          <table:table-cell table:style-name="ce3" table:formula="of:=([.E21]-[.E20])/[.E20]" office:value-type="float" office:value="0.000419523477725885" calcext:value-type="float">
            <text:p>0,00041952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997" calcext:value-type="float">
            <text:p>69997</text:p>
          </table:table-cell>
          <table:table-cell office:value-type="float" office:value="52.26008224" calcext:value-type="float">
            <text:p>52,26008224</text:p>
          </table:table-cell>
          <table:table-cell office:value-type="float" office:value="0.00000001163331742" calcext:value-type="float">
            <text:p>1,16E-008</text:p>
          </table:table-cell>
          <table:table-cell office:value-type="float" office:value="1.094681501" calcext:value-type="float">
            <text:p>1,09468150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36355227289377" calcext:value-type="float">
            <text:p>0,0005363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8:27:20.488820766</dc:date>
    <meta:document-statistic meta:table-count="1" meta:cell-count="121" meta:object-count="0"/>
    <meta:generator>LibreOffice/4.1.4.2$Linux_X86_64 LibreOffice_project/410m0$Build-2</meta:generator>
  </office:meta>
</office:document-meta>
</file>